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5.1043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5.1134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in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6" style:family="paragraph" style:parent-style-name="Footer">
      <style:paragraph-properties fo:text-align="center" style:justify-single-word="false"/>
      <style:text-properties officeooo:paragraph-rsid="000fcd2b"/>
    </style:style>
    <style:style style:name="P7" style:family="paragraph" style:parent-style-name="Footer">
      <style:paragraph-properties fo:text-align="center" style:justify-single-word="false" fo:padding="0in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orphans="2" fo:widows="2" fo:hyphenation-ladder-count="no-limit" style:shadow="none" style:text-autospace="ideograph-alpha" style:punctuation-wrap="hanging" style:line-break="strict" style:tab-stop-distance="0.4925in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in" fo:margin-bottom="0in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>
        <style:tab-stops>
          <style:tab-stop style:position="5.1043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5.1134in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start" style:justify-single-word="false" fo:padding="0in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5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6" style:family="paragraph" style:parent-style-name="Footer">
      <style:paragraph-properties fo:text-align="center" style:justify-single-word="false" fo:padding="0in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0fcd2b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043in" svg:y="0.0043in" svg:width="0.9902in" svg:height="0.3492in" draw:z-index="0"><draw:text-box><text:p text:style-name="Frame_20_contents"/></draw:text-box></draw:frame><text:text-input text:description="&lt;company.partner_id.street&gt;">Street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2"><text:tab/>Tel :<text:tab/><text:text-input text:description="&lt;company.partner_id.phone&gt;">+33 (0)2 00 00 00 00</text:text-input></text:p>
        <text:p text:style-name="MP3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4"/>
      </style:header>
      <style:footer>
        <text:p text:style-name="MP5"/>
        <text:p text:style-name="MP6"/>
        <text:p text:style-name="MP7"><draw:frame draw:style-name="Mfr2" draw:name="Cadre1" text:anchor-type="paragraph" svg:x="6.5807in" svg:y="0.0882in" svg:width="0.7547in" draw:z-index="1"><draw:text-box fo:min-height="0.2516in"><text:p text:style-name="MP8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text:span text:style-name="Police_20_par_20_défaut"><text:span text:style-name="MT7"> - </text:span></text:span><text:span text:style-name="Police_20_par_20_défaut"><text:span text:style-name="MT1">SIRET </text:span></text:span><text:span text:style-name="Police_20_par_20_défaut"><text:span text:style-name="MT1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7-05-04T14:47:31.366465861</dc:date>
    <meta:editing-duration>P1DT10H26M38S</meta:editing-duration>
    <meta:editing-cycles>32</meta:editing-cycles>
    <meta:generator>LibreOffice/5.1.6.2$Linux_X86_64 LibreOffice_project/10m0$Build-2</meta:generator>
    <dc:creator>Pasquier Alexis</dc:creator>
    <meta:document-statistic meta:table-count="0" meta:image-count="0" meta:object-count="0" meta:page-count="1" meta:paragraph-count="18" meta:word-count="89" meta:character-count="324" meta:non-whitespace-character-count="281"/>
  </office:meta>
</office:document-meta>
</file>